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839a" officeooo:paragraph-rsid="001f839a"/>
    </style:style>
    <style:style style:name="P2" style:family="paragraph" style:parent-style-name="Standard">
      <style:text-properties fo:font-size="14pt" fo:font-weight="bold" officeooo:rsid="00280354" officeooo:paragraph-rsid="00280354" style:font-size-asian="14pt" style:font-weight-asian="bold" style:font-size-complex="14pt" style:font-weight-complex="bold"/>
    </style:style>
    <style:style style:name="P3" style:family="paragraph" style:parent-style-name="Standard">
      <style:text-properties fo:font-size="14pt" fo:font-weight="bold" officeooo:rsid="0029bd3a" officeooo:paragraph-rsid="0029bd3a" style:font-size-asian="14pt" style:font-weight-asian="bold" style:font-size-complex="14pt" style:font-weight-complex="bold"/>
    </style:style>
    <style:style style:name="P4" style:family="paragraph" style:parent-style-name="Standard">
      <style:text-properties officeooo:rsid="0020fe97" officeooo:paragraph-rsid="00278e6d"/>
    </style:style>
    <style:style style:name="P5" style:family="paragraph" style:parent-style-name="Standard">
      <style:text-properties officeooo:rsid="0020fe97" officeooo:paragraph-rsid="002c5fd9"/>
    </style:style>
    <style:style style:name="P6" style:family="paragraph" style:parent-style-name="Standard">
      <style:paragraph-properties fo:text-align="center" style:justify-single-word="false"/>
      <style:text-properties fo:font-size="15pt" fo:font-weight="bold" officeooo:rsid="001f839a" officeooo:paragraph-rsid="001f839a" style:font-size-asian="15pt" style:font-weight-asian="bold" style:font-size-complex="15pt" style:font-weight-complex="bold"/>
    </style:style>
    <style:style style:name="P7" style:family="paragraph" style:parent-style-name="Standard">
      <style:text-properties officeooo:rsid="00280354" officeooo:paragraph-rsid="00280354"/>
    </style:style>
    <style:style style:name="P8" style:family="paragraph" style:parent-style-name="Standard">
      <style:text-properties style:text-underline-style="solid" style:text-underline-width="auto" style:text-underline-color="font-color" officeooo:rsid="00280354" officeooo:paragraph-rsid="00280354"/>
    </style:style>
    <style:style style:name="P9" style:family="paragraph" style:parent-style-name="Standard">
      <style:text-properties style:text-underline-style="solid" style:text-underline-width="auto" style:text-underline-color="font-color" officeooo:rsid="0029bd3a" officeooo:paragraph-rsid="0029bd3a"/>
    </style:style>
    <style:style style:name="P10" style:family="paragraph" style:parent-style-name="Standard">
      <style:text-properties officeooo:rsid="00281f75" officeooo:paragraph-rsid="00281f75"/>
    </style:style>
    <style:style style:name="P11" style:family="paragraph" style:parent-style-name="Standard">
      <style:text-properties officeooo:rsid="0029bd3a" officeooo:paragraph-rsid="0029bd3a"/>
    </style:style>
    <style:style style:name="P12" style:family="paragraph" style:parent-style-name="Header">
      <style:text-properties officeooo:rsid="00214e3f" officeooo:paragraph-rsid="00214e3f"/>
    </style:style>
    <style:style style:name="T1" style:family="text">
      <style:text-properties officeooo:rsid="00213730"/>
    </style:style>
    <style:style style:name="T2" style:family="text">
      <style:text-properties officeooo:rsid="00280354"/>
    </style:style>
    <style:style style:name="T3" style:family="text">
      <style:text-properties style:text-underline-style="solid" style:text-underline-width="auto" style:text-underline-color="font-color"/>
    </style:style>
    <style:style style:name="T4" style:family="text">
      <style:text-properties officeooo:rsid="0029f8c2"/>
    </style:style>
    <style:style style:name="T5" style:family="text">
      <style:text-properties style:text-underline-style="none"/>
    </style:style>
    <style:style style:name="T6" style:family="text">
      <style:text-properties officeooo:rsid="0034f7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unktionsbeschreibung void merge</text:p>
      <text:p text:style-name="P1"/>
      <text:p text:style-name="P1"/>
      <text:p text:style-name="P1"/>
      <text:p text:style-name="P1"/>
      <text:p text:style-name="P4">Die Vorhandenen Daten werden in einer Liste in viele kleine Listen unterteilt, <text:span text:style-name="T6">bis sie einzeln dar stehen.</text:span> <text:span text:style-name="T1">Zum Schluss fügen wir die vorhandenen Listen in eine Gesamtliste (Lösung) zusammen. </text:span></text:p>
      <text:p text:style-name="P4"/>
      <text:p text:style-name="P5"><text:span text:style-name="T2">Wir fangen an die insgesamt 10 Elemente zu teilen. Dies wiederholen wir solange bis jedes Element als einzelnes Teil dar steht. Dann fangen wir an die einzelnen Elemente Schritt für Schritt zusammen zu fügen und zu sortieren. Am Ende sind alle Elemente zusammen gefügt und alphabetisch sortiert oder nach der Größe der Zahlen geordnet. </text:span></text:p>
      <text:p text:style-name="P1"/>
      <text:p text:style-name="P1"/>
      <text:p text:style-name="P7">Beispiel:</text:p>
      <text:p text:style-name="P7"/>
      <text:p text:style-name="P8">3265409187</text:p>
      <text:p text:style-name="P7"/>
      <text:p text:style-name="P2">1. Unterteilung </text:p>
      <text:p text:style-name="P1"/>
      <text:p text:style-name="P1"/>
      <text:p text:style-name="P10"><text:span text:style-name="T3">32654<text:tab/></text:span><text:span text:style-name="T5"><text:tab/></text:span><text:span text:style-name="T3">09187</text:span></text:p>
      <text:p text:style-name="P10"/>
      <text:p text:style-name="P11"><text:span text:style-name="T3">32</text:span><text:span text:style-name="T5"><text:tab/></text:span><text:span text:style-name="T3">654</text:span><text:span text:style-name="T5"><text:tab/></text:span><text:span text:style-name="T3">09</text:span><text:span text:style-name="T5"><text:tab/></text:span><text:span text:style-name="T3">187</text:span></text:p>
      <text:p text:style-name="P1"/>
      <text:p text:style-name="P11"><text:span text:style-name="T3">3</text:span><text:tab/><text:span text:style-name="T3">2</text:span><text:tab/><text:span text:style-name="T3">6</text:span><text:tab/><text:span text:style-name="T3">54</text:span><text:tab/><text:span text:style-name="T3">0</text:span><text:tab/><text:span text:style-name="T3">9</text:span><text:tab/><text:span text:style-name="T3">1</text:span><text:tab/><text:span text:style-name="T3">87</text:span></text:p>
      <text:p text:style-name="P1"/>
      <text:p text:style-name="P11"><text:span text:style-name="T3">3</text:span><text:tab/><text:span text:style-name="T3">2</text:span><text:tab/><text:span text:style-name="T3">6</text:span><text:tab/><text:span text:style-name="T3">5</text:span><text:tab/><text:span text:style-name="T3">4</text:span><text:tab/><text:span text:style-name="T3">0</text:span><text:tab/><text:span text:style-name="T3">9</text:span><text:tab/><text:span text:style-name="T3">1</text:span><text:tab/><text:span text:style-name="T3">8</text:span><text:tab/><text:span text:style-name="T3">7</text:span></text:p>
      <text:p text:style-name="P1"/>
      <text:p text:style-name="P1"/>
      <text:p text:style-name="P3">2. Verschmelzen / <text:span text:style-name="T4">Sortieren</text:span></text:p>
      <text:p text:style-name="P1"/>
      <text:p text:style-name="P11"><text:span text:style-name="T3">3</text:span><text:tab/><text:span text:style-name="T3">2</text:span><text:tab/><text:span text:style-name="T3">6</text:span><text:tab/><text:span text:style-name="T3">5</text:span><text:tab/><text:span text:style-name="T3">4</text:span><text:tab/><text:span text:style-name="T3">0</text:span><text:tab/><text:span text:style-name="T3">9</text:span><text:tab/><text:span text:style-name="T3">1</text:span><text:tab/><text:span text:style-name="T3">8</text:span><text:tab/><text:span text:style-name="T3">7</text:span></text:p>
      <text:p text:style-name="P1"/>
      <text:p text:style-name="P1"/>
      <text:p text:style-name="P11"><text:span text:style-name="T3">23</text:span><text:tab/><text:span text:style-name="T3">56</text:span><text:tab/><text:span text:style-name="T3">04</text:span><text:tab/><text:span text:style-name="T3">19</text:span><text:tab/><text:span text:style-name="T3">78</text:span></text:p>
      <text:p text:style-name="P1"/>
      <text:p text:style-name="P1"/>
      <text:p text:style-name="P11"><text:span text:style-name="T3">2356</text:span><text:tab/><text:span text:style-name="T3">0149</text:span><text:tab/><text:span text:style-name="T3">78</text:span></text:p>
      <text:p text:style-name="P1"/>
      <text:p text:style-name="P11"><text:span text:style-name="T3">2356</text:span><text:tab/><text:span text:style-name="T3">014789</text:span></text:p>
      <text:p text:style-name="P1"/>
      <text:p text:style-name="P9">0123456789</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4e3f" officeooo:paragraph-rsid="00214e3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17.12.2020<text:tab/>Elias Höbel<text:tab/>3AHME</text:p>
      </style:header>
      <style:footer>
        <text:p text:style-name="Footer"><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6T21:34:24.986802030</meta:creation-date>
    <dc:date>2020-12-16T23:48:07.283476792</dc:date>
    <meta:editing-duration>PT2H13M35S</meta:editing-duration>
    <meta:editing-cycles>24</meta:editing-cycles>
    <meta:generator>LibreOffice/6.0.7.3$Linux_X86_64 LibreOffice_project/00m0$Build-3</meta:generator>
    <meta:document-statistic meta:table-count="0" meta:image-count="0" meta:object-count="0" meta:page-count="1" meta:paragraph-count="18" meta:word-count="144" meta:character-count="780" meta:non-whitespace-character-count="649"/>
  </office:meta>
</office:document-meta>
</file>